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Calificaciones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Nombre Apellido</text:p>
          </table:table-cell>
          <table:table-cell office:value-type="string" calcext:value-type="string">
            <text:p>Tarea: Reto semana 1 y 2 (Real)</text:p>
          </table:table-cell>
          <table:table-cell office:value-type="string" calcext:value-type="string">
            <text:p>Tarea: Reto semana 4 (Real)</text:p>
          </table:table-cell>
          <table:table-cell office:value-type="string" calcext:value-type="string">
            <text:p>Tarea: Reto semana 5 (Real)</text:p>
          </table:table-cell>
          <table:table-cell office:value-type="string" calcext:value-type="string">
            <text:p>Tarea: Reto semana 6 (Real)</text:p>
          </table:table-cell>
          <table:table-cell office:value-type="string" calcext:value-type="string">
            <text:p>Tarea: Reto semana 7 (Real)</text:p>
          </table:table-cell>
        </table:table-row>
        <table:table-row table:style-name="ro1">
          <table:table-cell office:value-type="string" calcext:value-type="string">
            <text:p>Jorge Andres Acevedo Ariza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rayan Stiven Acevedo Zarta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ego Nicolas Ahumada Rincón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res Aldana <text:s/>Barrera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lor Mariles Arias Camargo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chael Stally Beleño Orteg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niel Alejandro Beltran Vergar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niel Bergano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hanna Paola Briceño More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idy Alejandra Castro Castellanos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ura Camila Colorado Perez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éctor Antonio Córdoba Nariño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an erasmo cruz barragan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uz Alba Duque Giraldo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se Miller Escobar Renza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edro Rodolfo Girata Mor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ejandro Gonzalez Arango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ndrea Gonzalez Garavito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uan David Gunturiz Amaya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ilet Yolanda Izquierdo Alarcon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NZZO ANTONIO MARTINEZ BENAVIDE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dy Joanna Mendoza Garcia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lliam fernando montealegre ramos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liana Marisela Norena Gil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res Felipe Ortiz Hunda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blo Julio Quintero Gutiérrez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rlos Felipe Quiroga Yopas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liverio Ruiz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bian Andres Ruiz Muñoz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an Pablo Salazar Portilla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ennifer Alejandra Sanchez Suarez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guel Angel Sepúlveda Burgo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hon Esneider Serna Forer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ura Sinisterra Ciro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odney Snehyder Tequia Pinilla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ndrés Fernando Velandia Martínez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EOVANI ARIEL VILLAMIL AVILA</text:p>
          </table:table-cell>
          <table:table-cell table:number-columns-repeated="5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8-25">00/00/0000</text:date>, <text:time style:data-style-name="N2" text:time-value="19:01:26.017967143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ERNESTO GARRETA URRIAGO</meta:initial-creator>
    <meta:creation-date>2021-08-25T18:33:43</meta:creation-date>
    <dc:date>2021-08-25T19:16:44.314483068</dc:date>
    <meta:editing-duration>PT5M7S</meta:editing-duration>
    <meta:editing-cycles>1</meta:editing-cycles>
    <meta:document-statistic meta:table-count="1" meta:cell-count="228" meta:object-count="0"/>
  </office:meta>
</office:document-meta>
</file>